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2.813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1.423cm"/>
    </style:style>
    <style:style style:name="co7" style:family="table-column">
      <style:table-column-properties fo:break-before="auto" style:column-width="2.295cm"/>
    </style:style>
    <style:style style:name="co8" style:family="table-column">
      <style:table-column-properties fo:break-before="auto" style:column-width="0.74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T1" style:family="text">
      <style:text-properties style:use-window-font-color="true"/>
    </style:style>
    <style:style style:name="T2" style:family="text">
      <style:text-properties fo:color="#0000ff"/>
    </style:style>
    <style:style style:name="T3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g_FLOR_SUPPA3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88329" calcext:value-type="float">
            <text:p>3488329</text:p>
          </table:table-cell>
          <table:table-cell office:value-type="float" office:value="3488332" calcext:value-type="float">
            <text:p>3488332</text:p>
          </table:table-cell>
          <table:table-cell office:value-type="string" calcext:value-type="string">
            <text:p>AT1G10570</text:p>
          </table:table-cell>
          <table:table-cell office:value-type="float" office:value="3488329" calcext:value-type="float">
            <text:p>3488329</text:p>
          </table:table-cell>
          <table:table-cell office:value-type="float" office:value="3488332" calcext:value-type="float">
            <text:p>3488332</text:p>
          </table:table-cell>
          <table:table-cell office:value-type="float" office:value="0.2069846829" calcext:value-type="float">
            <text:p>0.2069846829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OTS2</text:p>
          </table:table-cell>
          <table:table-cell office:value-type="string" calcext:value-type="string">
            <text:p>autonomous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TTT<text:span text:style-name="T1">AG</text:span>CAG</text:p>
          </table:table-cell>
          <table:table-cell office:value-type="string" calcext:value-type="string">
            <text:p>TTT<text:span text:style-name="T1">TG</text:span>TGA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54282" calcext:value-type="float">
            <text:p>1254282</text:p>
          </table:table-cell>
          <table:table-cell office:value-type="float" office:value="1254769" calcext:value-type="float">
            <text:p>1254769</text:p>
          </table:table-cell>
          <table:table-cell office:value-type="string" calcext:value-type="string">
            <text:p>AT3G04610</text:p>
          </table:table-cell>
          <table:table-cell office:value-type="float" office:value="1254282" calcext:value-type="float">
            <text:p>1254282</text:p>
          </table:table-cell>
          <table:table-cell office:value-type="float" office:value="1254769" calcext:value-type="float">
            <text:p>1254769</text:p>
          </table:table-cell>
          <table:table-cell office:value-type="float" office:value="-0.1477454119" calcext:value-type="float">
            <text:p>-0.147745411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FLK</text:p>
          </table:table-cell>
          <table:table-cell office:value-type="string" calcext:value-type="string">
            <text:p>autonomous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CAG<text:span text:style-name="T2">TC</text:span>GCG</text:p>
          </table:table-cell>
          <table:table-cell office:value-type="string" calcext:value-type="string">
            <text:p>ATT<text:span text:style-name="T3">AC</text:span>GTG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769988" calcext:value-type="float">
            <text:p>3769988</text:p>
          </table:table-cell>
          <table:table-cell office:value-type="float" office:value="3769991" calcext:value-type="float">
            <text:p>3769991</text:p>
          </table:table-cell>
          <table:table-cell office:value-type="string" calcext:value-type="string">
            <text:p>AT3G11910</text:p>
          </table:table-cell>
          <table:table-cell office:value-type="float" office:value="3769988" calcext:value-type="float">
            <text:p>3769988</text:p>
          </table:table-cell>
          <table:table-cell office:value-type="float" office:value="3769991" calcext:value-type="float">
            <text:p>3769991</text:p>
          </table:table-cell>
          <table:table-cell office:value-type="float" office:value="-0.0685440957" calcext:value-type="float">
            <text:p>-0.068544095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BP13</text:p>
          </table:table-cell>
          <table:table-cell office:value-type="string" calcext:value-type="string">
            <text:p>autonomous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TCG<text:span text:style-name="T2">TC</text:span>GTC</text:p>
          </table:table-cell>
          <table:table-cell office:value-type="string" calcext:value-type="string">
            <text:p>CTG<text:span text:style-name="T2">TC</text:span>GTC</text:p>
          </table:table-cell>
          <table:table-cell office:value-type="string" calcext:value-type="string">
            <text:p>ATT<text:span text:style-name="T3">AC</text:span>AT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178804" calcext:value-type="float">
            <text:p>20178804</text:p>
          </table:table-cell>
          <table:table-cell office:value-type="float" office:value="20178941" calcext:value-type="float">
            <text:p>20178941</text:p>
          </table:table-cell>
          <table:table-cell office:value-type="string" calcext:value-type="string">
            <text:p>AT3G54500</text:p>
          </table:table-cell>
          <table:table-cell office:value-type="float" office:value="20178804" calcext:value-type="float">
            <text:p>20178804</text:p>
          </table:table-cell>
          <table:table-cell office:value-type="float" office:value="20178941" calcext:value-type="float">
            <text:p>20178941</text:p>
          </table:table-cell>
          <table:table-cell office:value-type="float" office:value="-0.3702587463" calcext:value-type="float">
            <text:p>-0.370258746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NK2</text:p>
          </table:table-cell>
          <table:table-cell office:value-type="string" calcext:value-type="string">
            <text:p>circadian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ACC<text:span text:style-name="T2">TC</text:span>GAC</text:p>
          </table:table-cell>
          <table:table-cell office:value-type="string" calcext:value-type="string">
            <text:p>AAA<text:span text:style-name="T3">AC</text:span>CTT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828302" calcext:value-type="float">
            <text:p>21828302</text:p>
          </table:table-cell>
          <table:table-cell office:value-type="float" office:value="21828308" calcext:value-type="float">
            <text:p>21828308</text:p>
          </table:table-cell>
          <table:table-cell office:value-type="string" calcext:value-type="string">
            <text:p>AT3G59060</text:p>
          </table:table-cell>
          <table:table-cell office:value-type="float" office:value="21828302" calcext:value-type="float">
            <text:p>21828302</text:p>
          </table:table-cell>
          <table:table-cell office:value-type="float" office:value="21828308" calcext:value-type="float">
            <text:p>21828308</text:p>
          </table:table-cell>
          <table:table-cell office:value-type="float" office:value="-0.05958005255" calcext:value-type="float">
            <text:p>-0.0595800525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F5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CG<text:span text:style-name="T2">TC</text:span>TGG</text:p>
          </table:table-cell>
          <table:table-cell office:value-type="string" calcext:value-type="string">
            <text:p>TAA<text:span text:style-name="T2">TC</text:span>TAC</text:p>
          </table:table-cell>
          <table:table-cell office:value-type="string" calcext:value-type="string">
            <text:p>CTG<text:span text:style-name="T3">AC</text:span>CT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829902" calcext:value-type="float">
            <text:p>21829902</text:p>
          </table:table-cell>
          <table:table-cell office:value-type="float" office:value="21829913" calcext:value-type="float">
            <text:p>21829913</text:p>
          </table:table-cell>
          <table:table-cell office:value-type="string" calcext:value-type="string">
            <text:p>AT3G59060</text:p>
          </table:table-cell>
          <table:table-cell office:value-type="float" office:value="21829902" calcext:value-type="float">
            <text:p>21829902</text:p>
          </table:table-cell>
          <table:table-cell office:value-type="float" office:value="21829913" calcext:value-type="float">
            <text:p>21829913</text:p>
          </table:table-cell>
          <table:table-cell office:value-type="float" office:value="-0.0756057958" calcext:value-type="float">
            <text:p>-0.075605795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IF5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A3</text:p>
          </table:table-cell>
          <table:table-cell table:style-name="ce1" office:value-type="string" calcext:value-type="string">
            <text:p>ATG<text:span text:style-name="T2">TC</text:span>TAG</text:p>
          </table:table-cell>
          <table:table-cell office:value-type="string" calcext:value-type="string">
            <text:p>AAT<text:span text:style-name="T2">TC</text:span>ACA</text:p>
          </table:table-cell>
          <table:table-cell office:value-type="string" calcext:value-type="string">
            <text:p>ATT<text:span text:style-name="T3">AC</text:span>CAG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797937" calcext:value-type="float">
            <text:p>22797937</text:p>
          </table:table-cell>
          <table:table-cell office:value-type="float" office:value="22798054" calcext:value-type="float">
            <text:p>22798054</text:p>
          </table:table-cell>
          <table:table-cell office:value-type="string" calcext:value-type="string">
            <text:p>AT3G61600</text:p>
          </table:table-cell>
          <table:table-cell office:value-type="float" office:value="22797937" calcext:value-type="float">
            <text:p>22797937</text:p>
          </table:table-cell>
          <table:table-cell office:value-type="float" office:value="22798054" calcext:value-type="float">
            <text:p>22798054</text:p>
          </table:table-cell>
          <table:table-cell office:value-type="float" office:value="0.1014334146" calcext:value-type="float">
            <text:p>0.1014334146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LRB2</text:p>
          </table:table-cell>
          <table:table-cell office:value-type="string" calcext:value-type="string">
            <text:p>vernalization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ATC<text:span text:style-name="T1">TG</text:span>GAA</text:p>
          </table:table-cell>
          <table:table-cell office:value-type="string" calcext:value-type="string">
            <text:p>ATA<text:span text:style-name="T1">AG</text:span>GC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2292" calcext:value-type="float">
            <text:p>202292</text:p>
          </table:table-cell>
          <table:table-cell office:value-type="float" office:value="202396" calcext:value-type="float">
            <text:p>202396</text:p>
          </table:table-cell>
          <table:table-cell office:value-type="string" calcext:value-type="string">
            <text:p>AT4G00450</text:p>
          </table:table-cell>
          <table:table-cell office:value-type="float" office:value="202292" calcext:value-type="float">
            <text:p>202292</text:p>
          </table:table-cell>
          <table:table-cell office:value-type="float" office:value="202396" calcext:value-type="float">
            <text:p>202396</text:p>
          </table:table-cell>
          <table:table-cell office:value-type="float" office:value="0.3620960373" calcext:value-type="float">
            <text:p>0.3620960373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MED12</text:p>
          </table:table-cell>
          <table:table-cell office:value-type="string" calcext:value-type="string">
            <text:p>autonomous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GAA<text:span text:style-name="T1">TG</text:span>TCG</text:p>
          </table:table-cell>
          <table:table-cell office:value-type="string" calcext:value-type="string">
            <text:p>GTC<text:span text:style-name="T1">AG</text:span>AAC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218733" calcext:value-type="float">
            <text:p>18218733</text:p>
          </table:table-cell>
          <table:table-cell office:value-type="float" office:value="18218753" calcext:value-type="float">
            <text:p>18218753</text:p>
          </table:table-cell>
          <table:table-cell office:value-type="string" calcext:value-type="string">
            <text:p>AT4G39100</text:p>
          </table:table-cell>
          <table:table-cell office:value-type="float" office:value="18218733" calcext:value-type="float">
            <text:p>18218733</text:p>
          </table:table-cell>
          <table:table-cell office:value-type="float" office:value="18218753" calcext:value-type="float">
            <text:p>18218753</text:p>
          </table:table-cell>
          <table:table-cell office:value-type="float" office:value="-0.1313999948" calcext:value-type="float">
            <text:p>-0.131399994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autonomous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ATA<text:span text:style-name="T2">TC</text:span>CTT</text:p>
          </table:table-cell>
          <table:table-cell office:value-type="string" calcext:value-type="string">
            <text:p>GAG<text:span text:style-name="T2">TC</text:span>CAA</text:p>
          </table:table-cell>
          <table:table-cell office:value-type="string" calcext:value-type="string">
            <text:p>CTT<text:span text:style-name="T3">AC</text:span>CAC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40755" calcext:value-type="float">
            <text:p>640755</text:p>
          </table:table-cell>
          <table:table-cell office:value-type="float" office:value="640889" calcext:value-type="float">
            <text:p>640889</text:p>
          </table:table-cell>
          <table:table-cell office:value-type="string" calcext:value-type="string">
            <text:p>AT5G02810</text:p>
          </table:table-cell>
          <table:table-cell office:value-type="float" office:value="640755" calcext:value-type="float">
            <text:p>640755</text:p>
          </table:table-cell>
          <table:table-cell office:value-type="float" office:value="640889" calcext:value-type="float">
            <text:p>640889</text:p>
          </table:table-cell>
          <table:table-cell office:value-type="float" office:value="-0.1161330917" calcext:value-type="float">
            <text:p>-0.1161330917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R7</text:p>
          </table:table-cell>
          <table:table-cell office:value-type="string" calcext:value-type="string">
            <text:p>circadian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ACG<text:span text:style-name="T2">TC</text:span>ACT</text:p>
          </table:table-cell>
          <table:table-cell office:value-type="string" calcext:value-type="string">
            <text:p>CTC<text:span text:style-name="T3">AC</text:span>TGA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4604075" calcext:value-type="float">
            <text:p>24604075</text:p>
          </table:table-cell>
          <table:table-cell office:value-type="float" office:value="24604081" calcext:value-type="float">
            <text:p>24604081</text:p>
          </table:table-cell>
          <table:table-cell office:value-type="string" calcext:value-type="string">
            <text:p>AT5G61150</text:p>
          </table:table-cell>
          <table:table-cell office:value-type="float" office:value="24604075" calcext:value-type="float">
            <text:p>24604075</text:p>
          </table:table-cell>
          <table:table-cell office:value-type="float" office:value="24604081" calcext:value-type="float">
            <text:p>24604081</text:p>
          </table:table-cell>
          <table:table-cell office:value-type="float" office:value="0.2029224405" calcext:value-type="float">
            <text:p>0.20292244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IP4</text:p>
          </table:table-cell>
          <table:table-cell office:value-type="string" calcext:value-type="string">
            <text:p>vernalization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GT<text:span text:style-name="T3">AC</text:span>CGC</text:p>
          </table:table-cell>
          <table:table-cell office:value-type="string" calcext:value-type="string">
            <text:p>GCA<text:span text:style-name="T3">AC</text:span>CTC</text:p>
          </table:table-cell>
          <table:table-cell office:value-type="string" calcext:value-type="string">
            <text:p>ACG<text:span text:style-name="T2">TC</text:span>C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9T17:50:27.882000200</dc:date>
    <meta:editing-duration>PT38M17S</meta:editing-duration>
    <meta:editing-cycles>1</meta:editing-cycles>
    <meta:document-statistic meta:table-count="1" meta:cell-count="148" meta:object-count="0"/>
    <meta:generator>LibreOffice/7.3.7.2$Linux_X86_64 LibreOffice_project/30$Build-2</meta:generator>
  </office:meta>
</office:document-meta>
</file>